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1056666666667" calcext:value-type="float">
            <text:p>2.31057</text:p>
          </table:table-cell>
          <table:table-cell office:value-type="float" office:value="2.90383066666667" calcext:value-type="float">
            <text:p>2.90383</text:p>
          </table:table-cell>
          <table:table-cell office:value-type="float" office:value="6.516064" calcext:value-type="float">
            <text:p>6.516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9502666666667" calcext:value-type="float">
            <text:p>2.49503</text:p>
          </table:table-cell>
          <table:table-cell office:value-type="float" office:value="2.84537066666667" calcext:value-type="float">
            <text:p>2.84537</text:p>
          </table:table-cell>
          <table:table-cell office:value-type="float" office:value="7.554864" calcext:value-type="float">
            <text:p>7.554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6571733333333" calcext:value-type="float">
            <text:p>2.76572</text:p>
          </table:table-cell>
          <table:table-cell office:value-type="float" office:value="2.055512" calcext:value-type="float">
            <text:p>2.05551</text:p>
          </table:table-cell>
          <table:table-cell office:value-type="float" office:value="5.815312" calcext:value-type="float">
            <text:p>5.815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5586266666667" calcext:value-type="float">
            <text:p>2.75586</text:p>
          </table:table-cell>
          <table:table-cell office:value-type="float" office:value="2.10532133333333" calcext:value-type="float">
            <text:p>2.10532</text:p>
          </table:table-cell>
          <table:table-cell office:value-type="float" office:value="5.877984" calcext:value-type="float">
            <text:p>5.877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36748" calcext:value-type="float">
            <text:p>2.03675</text:p>
          </table:table-cell>
          <table:table-cell office:value-type="float" office:value="2.665628" calcext:value-type="float">
            <text:p>2.66563</text:p>
          </table:table-cell>
          <table:table-cell office:value-type="float" office:value="3.462608" calcext:value-type="float">
            <text:p>3.462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4759066666667" calcext:value-type="float">
            <text:p>2.64759</text:p>
          </table:table-cell>
          <table:table-cell office:value-type="float" office:value="1.70675333333333" calcext:value-type="float">
            <text:p>1.70675</text:p>
          </table:table-cell>
          <table:table-cell office:value-type="float" office:value="3.148752" calcext:value-type="float">
            <text:p>3.148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645148" calcext:value-type="float">
            <text:p>2.64515</text:p>
          </table:table-cell>
          <table:table-cell office:value-type="float" office:value="2.28321866666667" calcext:value-type="float">
            <text:p>2.28322</text:p>
          </table:table-cell>
          <table:table-cell office:value-type="float" office:value="5.86176" calcext:value-type="float">
            <text:p>5.861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63240533333333" calcext:value-type="float">
            <text:p>2.63241</text:p>
          </table:table-cell>
          <table:table-cell office:value-type="float" office:value="2.19971866666667" calcext:value-type="float">
            <text:p>2.19972</text:p>
          </table:table-cell>
          <table:table-cell office:value-type="float" office:value="5.273728" calcext:value-type="float">
            <text:p>5.27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984666666667" calcext:value-type="float">
            <text:p>2.62985</text:p>
          </table:table-cell>
          <table:table-cell office:value-type="float" office:value="2.33760933333333" calcext:value-type="float">
            <text:p>2.33761</text:p>
          </table:table-cell>
          <table:table-cell office:value-type="float" office:value="6.240016" calcext:value-type="float">
            <text:p>6.24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2560533333333" calcext:value-type="float">
            <text:p>2.62561</text:p>
          </table:table-cell>
          <table:table-cell office:value-type="float" office:value="2.282368" calcext:value-type="float">
            <text:p>2.28237</text:p>
          </table:table-cell>
          <table:table-cell office:value-type="float" office:value="5.960016" calcext:value-type="float">
            <text:p>5.96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2048133333333" calcext:value-type="float">
            <text:p>2.62048</text:p>
          </table:table-cell>
          <table:table-cell office:value-type="float" office:value="1.698292" calcext:value-type="float">
            <text:p>1.69829</text:p>
          </table:table-cell>
          <table:table-cell office:value-type="float" office:value="3.10456" calcext:value-type="float">
            <text:p>3.104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1987466666667" calcext:value-type="float">
            <text:p>2.61987</text:p>
          </table:table-cell>
          <table:table-cell office:value-type="float" office:value="2.28669466666667" calcext:value-type="float">
            <text:p>2.28669</text:p>
          </table:table-cell>
          <table:table-cell office:value-type="float" office:value="5.713808" calcext:value-type="float">
            <text:p>5.713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12604" calcext:value-type="float">
            <text:p>2.6126</text:p>
          </table:table-cell>
          <table:table-cell office:value-type="float" office:value="2.04740266666667" calcext:value-type="float">
            <text:p>2.0474</text:p>
          </table:table-cell>
          <table:table-cell office:value-type="float" office:value="4.387776" calcext:value-type="float">
            <text:p>4.38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0718666666667" calcext:value-type="float">
            <text:p>2.60719</text:p>
          </table:table-cell>
          <table:table-cell office:value-type="float" office:value="2.13642" calcext:value-type="float">
            <text:p>2.13642</text:p>
          </table:table-cell>
          <table:table-cell office:value-type="float" office:value="4.788112" calcext:value-type="float">
            <text:p>4.78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9629466666667" calcext:value-type="float">
            <text:p>2.59629</text:p>
          </table:table-cell>
          <table:table-cell office:value-type="float" office:value="2.00402933333333" calcext:value-type="float">
            <text:p>2.00403</text:p>
          </table:table-cell>
          <table:table-cell office:value-type="float" office:value="4.528112" calcext:value-type="float">
            <text:p>4.52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8710933333333" calcext:value-type="float">
            <text:p>2.58711</text:p>
          </table:table-cell>
          <table:table-cell office:value-type="float" office:value="2.28370933333333" calcext:value-type="float">
            <text:p>2.28371</text:p>
          </table:table-cell>
          <table:table-cell office:value-type="float" office:value="5.692768" calcext:value-type="float">
            <text:p>5.692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8648533333333" calcext:value-type="float">
            <text:p>2.58649</text:p>
          </table:table-cell>
          <table:table-cell office:value-type="float" office:value="2.16951866666667" calcext:value-type="float">
            <text:p>2.16952</text:p>
          </table:table-cell>
          <table:table-cell office:value-type="float" office:value="5.245232" calcext:value-type="float">
            <text:p>5.245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483466666667" calcext:value-type="float">
            <text:p>2.58483</text:p>
          </table:table-cell>
          <table:table-cell office:value-type="float" office:value="2.13422533333333" calcext:value-type="float">
            <text:p>2.13423</text:p>
          </table:table-cell>
          <table:table-cell office:value-type="float" office:value="4.642816" calcext:value-type="float">
            <text:p>4.642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7847866666667" calcext:value-type="float">
            <text:p>2.57848</text:p>
          </table:table-cell>
          <table:table-cell office:value-type="float" office:value="2.06771733333333" calcext:value-type="float">
            <text:p>2.06772</text:p>
          </table:table-cell>
          <table:table-cell office:value-type="float" office:value="4.593648" calcext:value-type="float">
            <text:p>4.593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6401066666667" calcext:value-type="float">
            <text:p>2.56401</text:p>
          </table:table-cell>
          <table:table-cell office:value-type="float" office:value="2.12949733333333" calcext:value-type="float">
            <text:p>2.1295</text:p>
          </table:table-cell>
          <table:table-cell office:value-type="float" office:value="4.890976" calcext:value-type="float">
            <text:p>4.890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16933333333" calcext:value-type="float">
            <text:p>2.22117</text:p>
          </table:table-cell>
          <table:table-cell office:value-type="float" office:value="2.53504266666667" calcext:value-type="float">
            <text:p>2.53504</text:p>
          </table:table-cell>
          <table:table-cell office:value-type="float" office:value="4.406592" calcext:value-type="float">
            <text:p>4.40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2003466666667" calcext:value-type="float">
            <text:p>2.52003</text:p>
          </table:table-cell>
          <table:table-cell office:value-type="float" office:value="1.66565466666667" calcext:value-type="float">
            <text:p>1.66565</text:p>
          </table:table-cell>
          <table:table-cell office:value-type="float" office:value="2.159008" calcext:value-type="float">
            <text:p>2.159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963" calcext:value-type="float">
            <text:p>2.4963</text:p>
          </table:table-cell>
          <table:table-cell office:value-type="float" office:value="2.050176" calcext:value-type="float">
            <text:p>2.05018</text:p>
          </table:table-cell>
          <table:table-cell office:value-type="float" office:value="3.789888" calcext:value-type="float">
            <text:p>3.789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81604" calcext:value-type="float">
            <text:p>2.4816</text:p>
          </table:table-cell>
          <table:table-cell office:value-type="float" office:value="2.04938133333333" calcext:value-type="float">
            <text:p>2.04938</text:p>
          </table:table-cell>
          <table:table-cell office:value-type="float" office:value="3.692992" calcext:value-type="float">
            <text:p>3.692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8124266666667" calcext:value-type="float">
            <text:p>2.48124</text:p>
          </table:table-cell>
          <table:table-cell office:value-type="float" office:value="2.18142" calcext:value-type="float">
            <text:p>2.18142</text:p>
          </table:table-cell>
          <table:table-cell office:value-type="float" office:value="4.26272" calcext:value-type="float">
            <text:p>4.262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75156" calcext:value-type="float">
            <text:p>2.47516</text:p>
          </table:table-cell>
          <table:table-cell office:value-type="float" office:value="2.46011333333333" calcext:value-type="float">
            <text:p>2.46011</text:p>
          </table:table-cell>
          <table:table-cell office:value-type="float" office:value="5.82088" calcext:value-type="float">
            <text:p>5.820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6579333333333" calcext:value-type="float">
            <text:p>2.46579</text:p>
          </table:table-cell>
          <table:table-cell office:value-type="float" office:value="2.88118266666667" calcext:value-type="float">
            <text:p>2.88118</text:p>
          </table:table-cell>
          <table:table-cell office:value-type="float" office:value="7.6168" calcext:value-type="float">
            <text:p>7.61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3975066666667" calcext:value-type="float">
            <text:p>2.53975</text:p>
          </table:table-cell>
          <table:table-cell office:value-type="float" office:value="2.44403333333333" calcext:value-type="float">
            <text:p>2.44403</text:p>
          </table:table-cell>
          <table:table-cell office:value-type="float" office:value="5.79072" calcext:value-type="float">
            <text:p>5.790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18133333333" calcext:value-type="float">
            <text:p>2.26018</text:p>
          </table:table-cell>
          <table:table-cell office:value-type="float" office:value="2.422456" calcext:value-type="float">
            <text:p>2.42246</text:p>
          </table:table-cell>
          <table:table-cell office:value-type="float" office:value="4.126992" calcext:value-type="float">
            <text:p>4.126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08892" calcext:value-type="float">
            <text:p>2.40889</text:p>
          </table:table-cell>
          <table:table-cell office:value-type="float" office:value="2.159548" calcext:value-type="float">
            <text:p>2.15955</text:p>
          </table:table-cell>
          <table:table-cell office:value-type="float" office:value="3.449984" calcext:value-type="float">
            <text:p>3.449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8963333333333" calcext:value-type="float">
            <text:p>2.38963</text:p>
          </table:table-cell>
          <table:table-cell office:value-type="float" office:value="2.36241733333333" calcext:value-type="float">
            <text:p>2.36242</text:p>
          </table:table-cell>
          <table:table-cell office:value-type="float" office:value="4.4628" calcext:value-type="float">
            <text:p>4.46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8937733333333" calcext:value-type="float">
            <text:p>2.38938</text:p>
          </table:table-cell>
          <table:table-cell office:value-type="float" office:value="2.23046133333333" calcext:value-type="float">
            <text:p>2.23046</text:p>
          </table:table-cell>
          <table:table-cell office:value-type="float" office:value="3.894848" calcext:value-type="float">
            <text:p>3.894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4776" calcext:value-type="float">
            <text:p>2.38478</text:p>
          </table:table-cell>
          <table:table-cell office:value-type="float" office:value="2.685472" calcext:value-type="float">
            <text:p>2.68547</text:p>
          </table:table-cell>
          <table:table-cell office:value-type="float" office:value="5.924688" calcext:value-type="float">
            <text:p>5.92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84712" calcext:value-type="float">
            <text:p>2.38471</text:p>
          </table:table-cell>
          <table:table-cell office:value-type="float" office:value="2.348988" calcext:value-type="float">
            <text:p>2.34899</text:p>
          </table:table-cell>
          <table:table-cell office:value-type="float" office:value="4.48424" calcext:value-type="float">
            <text:p>4.48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4144666666667" calcext:value-type="float">
            <text:p>2.14145</text:p>
          </table:table-cell>
          <table:table-cell office:value-type="float" office:value="2.376304" calcext:value-type="float">
            <text:p>2.3763</text:p>
          </table:table-cell>
          <table:table-cell office:value-type="float" office:value="2.77248" calcext:value-type="float">
            <text:p>2.77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061333333333" calcext:value-type="float">
            <text:p>2.33061</text:p>
          </table:table-cell>
          <table:table-cell office:value-type="float" office:value="2.37236133333333" calcext:value-type="float">
            <text:p>2.37236</text:p>
          </table:table-cell>
          <table:table-cell office:value-type="float" office:value="4.194336" calcext:value-type="float">
            <text:p>4.194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3938266666667" calcext:value-type="float">
            <text:p>2.63938</text:p>
          </table:table-cell>
          <table:table-cell office:value-type="float" office:value="2.35376666666667" calcext:value-type="float">
            <text:p>2.35377</text:p>
          </table:table-cell>
          <table:table-cell office:value-type="float" office:value="6.19248" calcext:value-type="float">
            <text:p>6.19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51432" calcext:value-type="float">
            <text:p>2.35143</text:p>
          </table:table-cell>
          <table:table-cell office:value-type="float" office:value="2.25318666666667" calcext:value-type="float">
            <text:p>2.25319</text:p>
          </table:table-cell>
          <table:table-cell office:value-type="float" office:value="3.727072" calcext:value-type="float">
            <text:p>3.727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911866666667" calcext:value-type="float">
            <text:p>2.34912</text:p>
          </table:table-cell>
          <table:table-cell office:value-type="float" office:value="2.42078133333333" calcext:value-type="float">
            <text:p>2.42078</text:p>
          </table:table-cell>
          <table:table-cell office:value-type="float" office:value="4.485248" calcext:value-type="float">
            <text:p>4.485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6592" calcext:value-type="float">
            <text:p>2.33659</text:p>
          </table:table-cell>
          <table:table-cell office:value-type="float" office:value="2.23083866666667" calcext:value-type="float">
            <text:p>2.23084</text:p>
          </table:table-cell>
          <table:table-cell office:value-type="float" office:value="3.641008" calcext:value-type="float">
            <text:p>3.641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6552" calcext:value-type="float">
            <text:p>2.33655</text:p>
          </table:table-cell>
          <table:table-cell office:value-type="float" office:value="2.70026933333333" calcext:value-type="float">
            <text:p>2.70027</text:p>
          </table:table-cell>
          <table:table-cell office:value-type="float" office:value="5.875792" calcext:value-type="float">
            <text:p>5.875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578" calcext:value-type="float">
            <text:p>2.33578</text:p>
          </table:table-cell>
          <table:table-cell office:value-type="float" office:value="2.37733866666667" calcext:value-type="float">
            <text:p>2.37734</text:p>
          </table:table-cell>
          <table:table-cell office:value-type="float" office:value="4.149088" calcext:value-type="float">
            <text:p>4.149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33433066666667" calcext:value-type="float">
            <text:p>2.33433</text:p>
          </table:table-cell>
          <table:table-cell office:value-type="float" office:value="2.37097066666667" calcext:value-type="float">
            <text:p>2.37097</text:p>
          </table:table-cell>
          <table:table-cell office:value-type="float" office:value="4.274128" calcext:value-type="float">
            <text:p>4.274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38133333333" calcext:value-type="float">
            <text:p>2.33338</text:p>
          </table:table-cell>
          <table:table-cell office:value-type="float" office:value="2.43176" calcext:value-type="float">
            <text:p>2.43176</text:p>
          </table:table-cell>
          <table:table-cell office:value-type="float" office:value="4.273152" calcext:value-type="float">
            <text:p>4.27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250533333333" calcext:value-type="float">
            <text:p>2.33251</text:p>
          </table:table-cell>
          <table:table-cell office:value-type="float" office:value="2.18258266666667" calcext:value-type="float">
            <text:p>2.18258</text:p>
          </table:table-cell>
          <table:table-cell office:value-type="float" office:value="3.481552" calcext:value-type="float">
            <text:p>3.481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002933333333" calcext:value-type="float">
            <text:p>2.32003</text:p>
          </table:table-cell>
          <table:table-cell office:value-type="float" office:value="2.479776" calcext:value-type="float">
            <text:p>2.47978</text:p>
          </table:table-cell>
          <table:table-cell office:value-type="float" office:value="4.312096" calcext:value-type="float">
            <text:p>4.31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29066666667" calcext:value-type="float">
            <text:p>2.31929</text:p>
          </table:table-cell>
          <table:table-cell office:value-type="float" office:value="2.89878666666667" calcext:value-type="float">
            <text:p>2.89879</text:p>
          </table:table-cell>
          <table:table-cell office:value-type="float" office:value="6.628144" calcext:value-type="float">
            <text:p>6.628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33733333333" calcext:value-type="float">
            <text:p>2.31634</text:p>
          </table:table-cell>
          <table:table-cell office:value-type="float" office:value="2.430764" calcext:value-type="float">
            <text:p>2.43076</text:p>
          </table:table-cell>
          <table:table-cell office:value-type="float" office:value="4.226176" calcext:value-type="float">
            <text:p>4.226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810266666667" calcext:value-type="float">
            <text:p>2.3081</text:p>
          </table:table-cell>
          <table:table-cell office:value-type="float" office:value="2.41985733333333" calcext:value-type="float">
            <text:p>2.41986</text:p>
          </table:table-cell>
          <table:table-cell office:value-type="float" office:value="4.387216" calcext:value-type="float">
            <text:p>4.387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712" calcext:value-type="float">
            <text:p>2.29771</text:p>
          </table:table-cell>
          <table:table-cell office:value-type="float" office:value="2.33337066666667" calcext:value-type="float">
            <text:p>2.33337</text:p>
          </table:table-cell>
          <table:table-cell office:value-type="float" office:value="3.713136" calcext:value-type="float">
            <text:p>3.71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612" calcext:value-type="float">
            <text:p>2.28161</text:p>
          </table:table-cell>
          <table:table-cell office:value-type="float" office:value="2.494716" calcext:value-type="float">
            <text:p>2.49472</text:p>
          </table:table-cell>
          <table:table-cell office:value-type="float" office:value="4.398208" calcext:value-type="float">
            <text:p>4.398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156666666667" calcext:value-type="float">
            <text:p>2.33157</text:p>
          </table:table-cell>
          <table:table-cell office:value-type="float" office:value="2.27281333333333" calcext:value-type="float">
            <text:p>2.27281</text:p>
          </table:table-cell>
          <table:table-cell office:value-type="float" office:value="3.538384" calcext:value-type="float">
            <text:p>3.538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163733333333" calcext:value-type="float">
            <text:p>2.27164</text:p>
          </table:table-cell>
          <table:table-cell office:value-type="float" office:value="2.50174933333333" calcext:value-type="float">
            <text:p>2.50175</text:p>
          </table:table-cell>
          <table:table-cell office:value-type="float" office:value="4.085472" calcext:value-type="float">
            <text:p>4.085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0281866666667" calcext:value-type="float">
            <text:p>2.40282</text:p>
          </table:table-cell>
          <table:table-cell office:value-type="float" office:value="2.22135466666667" calcext:value-type="float">
            <text:p>2.22135</text:p>
          </table:table-cell>
          <table:table-cell office:value-type="float" office:value="3.93448" calcext:value-type="float">
            <text:p>3.934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88533333333" calcext:value-type="float">
            <text:p>2.15889</text:p>
          </table:table-cell>
          <table:table-cell office:value-type="float" office:value="2.34653466666667" calcext:value-type="float">
            <text:p>2.34653</text:p>
          </table:table-cell>
          <table:table-cell office:value-type="float" office:value="2.786816" calcext:value-type="float">
            <text:p>2.786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9635733333333" calcext:value-type="float">
            <text:p>2.49636</text:p>
          </table:table-cell>
          <table:table-cell office:value-type="float" office:value="2.13870666666667" calcext:value-type="float">
            <text:p>2.13871</text:p>
          </table:table-cell>
          <table:table-cell office:value-type="float" office:value="4.2888" calcext:value-type="float">
            <text:p>4.28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66266666667" calcext:value-type="float">
            <text:p>2.53566</text:p>
          </table:table-cell>
          <table:table-cell office:value-type="float" office:value="2.135272" calcext:value-type="float">
            <text:p>2.13527</text:p>
          </table:table-cell>
          <table:table-cell office:value-type="float" office:value="4.690576" calcext:value-type="float">
            <text:p>4.690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323066666667" calcext:value-type="float">
            <text:p>2.06323</text:p>
          </table:table-cell>
          <table:table-cell office:value-type="float" office:value="2.66495733333333" calcext:value-type="float">
            <text:p>2.66496</text:p>
          </table:table-cell>
          <table:table-cell office:value-type="float" office:value="3.577168" calcext:value-type="float">
            <text:p>3.577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0970933333333" calcext:value-type="float">
            <text:p>2.60971</text:p>
          </table:table-cell>
          <table:table-cell office:value-type="float" office:value="2.062444" calcext:value-type="float">
            <text:p>2.06244</text:p>
          </table:table-cell>
          <table:table-cell office:value-type="float" office:value="4.545616" calcext:value-type="float">
            <text:p>4.545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2112666666667" calcext:value-type="float">
            <text:p>2.52113</text:p>
          </table:table-cell>
          <table:table-cell office:value-type="float" office:value="1.6723" calcext:value-type="float">
            <text:p>1.6723</text:p>
          </table:table-cell>
          <table:table-cell office:value-type="float" office:value="2.119712" calcext:value-type="float">
            <text:p>2.119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76571733333333" calcext:value-type="float">
            <text:p>2.76572</text:p>
          </table:table-cell>
          <table:table-cell office:value-type="float" office:value="2.055512" calcext:value-type="float">
            <text:p>2.05551</text:p>
          </table:table-cell>
          <table:table-cell office:value-type="float" office:value="5.815312" calcext:value-type="float">
            <text:p>5.8153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48511431111111" calcext:value-type="float">
            <text:p>2.48511</text:p>
          </table:table-cell>
          <table:table-cell table:formula="of:=AVERAGE([.BT1:.BT15])" office:value-type="float" office:value="2.23686462222222" calcext:value-type="float">
            <text:p>2.23686</text:p>
          </table:table-cell>
          <table:table-cell table:formula="of:=AVERAGE([.BU1:.BU15])" office:value-type="float" office:value="4.63104426666667" calcext:value-type="float">
            <text:p>4.63104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64759066666667" calcext:value-type="float">
            <text:p>2.64759</text:p>
          </table:table-cell>
          <table:table-cell office:value-type="float" office:value="1.70675333333333" calcext:value-type="float">
            <text:p>1.70675</text:p>
          </table:table-cell>
          <table:table-cell office:value-type="float" office:value="3.148752" calcext:value-type="float">
            <text:p>3.148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6574312" calcext:value-type="float">
            <text:p>2.65743</text:p>
          </table:table-cell>
          <table:table-cell table:formula="of:=AVERAGE([.BT1:.BT5])" office:value-type="float" office:value="2.0498464" calcext:value-type="float">
            <text:p>2.04985</text:p>
          </table:table-cell>
          <table:table-cell table:formula="of:=AVERAGE([.BU1:.BU5])" office:value-type="float" office:value="4.9255328" calcext:value-type="float">
            <text:p>4.9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645148" calcext:value-type="float">
            <text:p>2.64515</text:p>
          </table:table-cell>
          <table:table-cell office:value-type="float" office:value="2.28321866666667" calcext:value-type="float">
            <text:p>2.28322</text:p>
          </table:table-cell>
          <table:table-cell office:value-type="float" office:value="5.86176" calcext:value-type="float">
            <text:p>5.861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63240533333333" calcext:value-type="float">
            <text:p>2.63241</text:p>
          </table:table-cell>
          <table:table-cell office:value-type="float" office:value="2.19971866666667" calcext:value-type="float">
            <text:p>2.19972</text:p>
          </table:table-cell>
          <table:table-cell office:value-type="float" office:value="5.273728" calcext:value-type="float">
            <text:p>5.2737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9629466666667" calcext:value-type="float">
            <text:p>2.59629</text:p>
          </table:table-cell>
          <table:table-cell office:value-type="float" office:value="2.00402933333333" calcext:value-type="float">
            <text:p>2.00403</text:p>
          </table:table-cell>
          <table:table-cell office:value-type="float" office:value="4.528112" calcext:value-type="float">
            <text:p>4.52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8710933333333" calcext:value-type="float">
            <text:p>2.58711</text:p>
          </table:table-cell>
          <table:table-cell office:value-type="float" office:value="2.28370933333333" calcext:value-type="float">
            <text:p>2.28371</text:p>
          </table:table-cell>
          <table:table-cell office:value-type="float" office:value="5.692768" calcext:value-type="float">
            <text:p>5.692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6401066666667" calcext:value-type="float">
            <text:p>2.56401</text:p>
          </table:table-cell>
          <table:table-cell office:value-type="float" office:value="2.12949733333333" calcext:value-type="float">
            <text:p>2.1295</text:p>
          </table:table-cell>
          <table:table-cell office:value-type="float" office:value="4.890976" calcext:value-type="float">
            <text:p>4.890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81604" calcext:value-type="float">
            <text:p>2.4816</text:p>
          </table:table-cell>
          <table:table-cell office:value-type="float" office:value="2.04938133333333" calcext:value-type="float">
            <text:p>2.04938</text:p>
          </table:table-cell>
          <table:table-cell office:value-type="float" office:value="3.692992" calcext:value-type="float">
            <text:p>3.692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08892" calcext:value-type="float">
            <text:p>2.40889</text:p>
          </table:table-cell>
          <table:table-cell office:value-type="float" office:value="2.159548" calcext:value-type="float">
            <text:p>2.15955</text:p>
          </table:table-cell>
          <table:table-cell office:value-type="float" office:value="3.449984" calcext:value-type="float">
            <text:p>3.449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8963333333333" calcext:value-type="float">
            <text:p>2.38963</text:p>
          </table:table-cell>
          <table:table-cell office:value-type="float" office:value="2.36241733333333" calcext:value-type="float">
            <text:p>2.36242</text:p>
          </table:table-cell>
          <table:table-cell office:value-type="float" office:value="4.4628" calcext:value-type="float">
            <text:p>4.462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6552" calcext:value-type="float">
            <text:p>2.33655</text:p>
          </table:table-cell>
          <table:table-cell office:value-type="float" office:value="2.70026933333333" calcext:value-type="float">
            <text:p>2.70027</text:p>
          </table:table-cell>
          <table:table-cell office:value-type="float" office:value="5.875792" calcext:value-type="float">
            <text:p>5.8757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33433066666667" calcext:value-type="float">
            <text:p>2.33433</text:p>
          </table:table-cell>
          <table:table-cell office:value-type="float" office:value="2.37097066666667" calcext:value-type="float">
            <text:p>2.37097</text:p>
          </table:table-cell>
          <table:table-cell office:value-type="float" office:value="4.274128" calcext:value-type="float">
            <text:p>4.274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810266666667" calcext:value-type="float">
            <text:p>2.3081</text:p>
          </table:table-cell>
          <table:table-cell office:value-type="float" office:value="2.41985733333333" calcext:value-type="float">
            <text:p>2.41986</text:p>
          </table:table-cell>
          <table:table-cell office:value-type="float" office:value="4.387216" calcext:value-type="float">
            <text:p>4.387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712" calcext:value-type="float">
            <text:p>2.29771</text:p>
          </table:table-cell>
          <table:table-cell office:value-type="float" office:value="2.33337066666667" calcext:value-type="float">
            <text:p>2.33337</text:p>
          </table:table-cell>
          <table:table-cell office:value-type="float" office:value="3.713136" calcext:value-type="float">
            <text:p>3.713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612" calcext:value-type="float">
            <text:p>2.28161</text:p>
          </table:table-cell>
          <table:table-cell office:value-type="float" office:value="2.494716" calcext:value-type="float">
            <text:p>2.49472</text:p>
          </table:table-cell>
          <table:table-cell office:value-type="float" office:value="4.398208" calcext:value-type="float">
            <text:p>4.398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75586266666667" calcext:value-type="float">
            <text:p>2.75586</text:p>
          </table:table-cell>
          <table:table-cell office:value-type="float" office:value="2.10532133333333" calcext:value-type="float">
            <text:p>2.10532</text:p>
          </table:table-cell>
          <table:table-cell office:value-type="float" office:value="5.877984" calcext:value-type="float">
            <text:p>5.8779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49177751111111" calcext:value-type="float">
            <text:p>2.49178</text:p>
          </table:table-cell>
          <table:table-cell table:formula="of:=AVERAGE([.BT16:.BT30])" office:value-type="float" office:value="2.2353152" calcext:value-type="float">
            <text:p>2.23532</text:p>
          </table:table-cell>
          <table:table-cell table:formula="of:=AVERAGE([.BU16:.BU30])" office:value-type="float" office:value="4.63130026666667" calcext:value-type="float">
            <text:p>4.631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2560533333333" calcext:value-type="float">
            <text:p>2.62561</text:p>
          </table:table-cell>
          <table:table-cell office:value-type="float" office:value="2.282368" calcext:value-type="float">
            <text:p>2.28237</text:p>
          </table:table-cell>
          <table:table-cell office:value-type="float" office:value="5.960016" calcext:value-type="float">
            <text:p>5.96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6468856" calcext:value-type="float">
            <text:p>2.64689</text:p>
          </table:table-cell>
          <table:table-cell table:formula="of:=AVERAGE([.BT16:.BT20])" office:value-type="float" office:value="2.08401573333333" calcext:value-type="float">
            <text:p>2.08402</text:p>
          </table:table-cell>
          <table:table-cell table:formula="of:=AVERAGE([.BU16:.BU20])" office:value-type="float" office:value="5.0088288" calcext:value-type="float">
            <text:p>5.008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2048133333333" calcext:value-type="float">
            <text:p>2.62048</text:p>
          </table:table-cell>
          <table:table-cell office:value-type="float" office:value="1.698292" calcext:value-type="float">
            <text:p>1.69829</text:p>
          </table:table-cell>
          <table:table-cell office:value-type="float" office:value="3.10456" calcext:value-type="float">
            <text:p>3.104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1987466666667" calcext:value-type="float">
            <text:p>2.61987</text:p>
          </table:table-cell>
          <table:table-cell office:value-type="float" office:value="2.28669466666667" calcext:value-type="float">
            <text:p>2.28669</text:p>
          </table:table-cell>
          <table:table-cell office:value-type="float" office:value="5.713808" calcext:value-type="float">
            <text:p>5.7138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12604" calcext:value-type="float">
            <text:p>2.6126</text:p>
          </table:table-cell>
          <table:table-cell office:value-type="float" office:value="2.04740266666667" calcext:value-type="float">
            <text:p>2.0474</text:p>
          </table:table-cell>
          <table:table-cell office:value-type="float" office:value="4.387776" calcext:value-type="float">
            <text:p>4.387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0718666666667" calcext:value-type="float">
            <text:p>2.60719</text:p>
          </table:table-cell>
          <table:table-cell office:value-type="float" office:value="2.13642" calcext:value-type="float">
            <text:p>2.13642</text:p>
          </table:table-cell>
          <table:table-cell office:value-type="float" office:value="4.788112" calcext:value-type="float">
            <text:p>4.78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8648533333333" calcext:value-type="float">
            <text:p>2.58649</text:p>
          </table:table-cell>
          <table:table-cell office:value-type="float" office:value="2.16951866666667" calcext:value-type="float">
            <text:p>2.16952</text:p>
          </table:table-cell>
          <table:table-cell office:value-type="float" office:value="5.245232" calcext:value-type="float">
            <text:p>5.245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963" calcext:value-type="float">
            <text:p>2.4963</text:p>
          </table:table-cell>
          <table:table-cell office:value-type="float" office:value="2.050176" calcext:value-type="float">
            <text:p>2.05018</text:p>
          </table:table-cell>
          <table:table-cell office:value-type="float" office:value="3.789888" calcext:value-type="float">
            <text:p>3.789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4776" calcext:value-type="float">
            <text:p>2.38478</text:p>
          </table:table-cell>
          <table:table-cell office:value-type="float" office:value="2.685472" calcext:value-type="float">
            <text:p>2.68547</text:p>
          </table:table-cell>
          <table:table-cell office:value-type="float" office:value="5.924688" calcext:value-type="float">
            <text:p>5.92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84712" calcext:value-type="float">
            <text:p>2.38471</text:p>
          </table:table-cell>
          <table:table-cell office:value-type="float" office:value="2.348988" calcext:value-type="float">
            <text:p>2.34899</text:p>
          </table:table-cell>
          <table:table-cell office:value-type="float" office:value="4.48424" calcext:value-type="float">
            <text:p>4.484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51432" calcext:value-type="float">
            <text:p>2.35143</text:p>
          </table:table-cell>
          <table:table-cell office:value-type="float" office:value="2.25318666666667" calcext:value-type="float">
            <text:p>2.25319</text:p>
          </table:table-cell>
          <table:table-cell office:value-type="float" office:value="3.727072" calcext:value-type="float">
            <text:p>3.727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4911866666667" calcext:value-type="float">
            <text:p>2.34912</text:p>
          </table:table-cell>
          <table:table-cell office:value-type="float" office:value="2.42078133333333" calcext:value-type="float">
            <text:p>2.42078</text:p>
          </table:table-cell>
          <table:table-cell office:value-type="float" office:value="4.485248" calcext:value-type="float">
            <text:p>4.485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338133333333" calcext:value-type="float">
            <text:p>2.33338</text:p>
          </table:table-cell>
          <table:table-cell office:value-type="float" office:value="2.43176" calcext:value-type="float">
            <text:p>2.43176</text:p>
          </table:table-cell>
          <table:table-cell office:value-type="float" office:value="4.273152" calcext:value-type="float">
            <text:p>4.27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250533333333" calcext:value-type="float">
            <text:p>2.33251</text:p>
          </table:table-cell>
          <table:table-cell office:value-type="float" office:value="2.18258266666667" calcext:value-type="float">
            <text:p>2.18258</text:p>
          </table:table-cell>
          <table:table-cell office:value-type="float" office:value="3.481552" calcext:value-type="float">
            <text:p>3.481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33733333333" calcext:value-type="float">
            <text:p>2.31634</text:p>
          </table:table-cell>
          <table:table-cell office:value-type="float" office:value="2.430764" calcext:value-type="float">
            <text:p>2.43076</text:p>
          </table:table-cell>
          <table:table-cell office:value-type="float" office:value="4.226176" calcext:value-type="float">
            <text:p>4.226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984666666667" calcext:value-type="float">
            <text:p>2.62985</text:p>
          </table:table-cell>
          <table:table-cell office:value-type="float" office:value="2.33760933333333" calcext:value-type="float">
            <text:p>2.33761</text:p>
          </table:table-cell>
          <table:table-cell office:value-type="float" office:value="6.240016" calcext:value-type="float">
            <text:p>6.2400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39534728888889" calcext:value-type="float">
            <text:p>2.39535</text:p>
          </table:table-cell>
          <table:table-cell table:formula="of:=AVERAGE([.BT31:.BT45])" office:value-type="float" office:value="2.36389102222222" calcext:value-type="float">
            <text:p>2.36389</text:p>
          </table:table-cell>
          <table:table-cell table:formula="of:=AVERAGE([.BU31:.BU45])" office:value-type="float" office:value="4.56070186666667" calcext:value-type="float">
            <text:p>4.5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483466666667" calcext:value-type="float">
            <text:p>2.58483</text:p>
          </table:table-cell>
          <table:table-cell office:value-type="float" office:value="2.13422533333333" calcext:value-type="float">
            <text:p>2.13423</text:p>
          </table:table-cell>
          <table:table-cell office:value-type="float" office:value="4.642816" calcext:value-type="float">
            <text:p>4.642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55888746666667" calcext:value-type="float">
            <text:p>2.55889</text:p>
          </table:table-cell>
          <table:table-cell table:formula="of:=AVERAGE([.BT31:.BT35])" office:value-type="float" office:value="2.07732533333333" calcext:value-type="float">
            <text:p>2.07733</text:p>
          </table:table-cell>
          <table:table-cell table:formula="of:=AVERAGE([.BU31:.BU35])" office:value-type="float" office:value="4.3796416" calcext:value-type="float">
            <text:p>4.37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7847866666667" calcext:value-type="float">
            <text:p>2.57848</text:p>
          </table:table-cell>
          <table:table-cell office:value-type="float" office:value="2.06771733333333" calcext:value-type="float">
            <text:p>2.06772</text:p>
          </table:table-cell>
          <table:table-cell office:value-type="float" office:value="4.593648" calcext:value-type="float">
            <text:p>4.593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2003466666667" calcext:value-type="float">
            <text:p>2.52003</text:p>
          </table:table-cell>
          <table:table-cell office:value-type="float" office:value="1.66565466666667" calcext:value-type="float">
            <text:p>1.66565</text:p>
          </table:table-cell>
          <table:table-cell office:value-type="float" office:value="2.159008" calcext:value-type="float">
            <text:p>2.159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8124266666667" calcext:value-type="float">
            <text:p>2.48124</text:p>
          </table:table-cell>
          <table:table-cell office:value-type="float" office:value="2.18142" calcext:value-type="float">
            <text:p>2.18142</text:p>
          </table:table-cell>
          <table:table-cell office:value-type="float" office:value="4.26272" calcext:value-type="float">
            <text:p>4.262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75156" calcext:value-type="float">
            <text:p>2.47516</text:p>
          </table:table-cell>
          <table:table-cell office:value-type="float" office:value="2.46011333333333" calcext:value-type="float">
            <text:p>2.46011</text:p>
          </table:table-cell>
          <table:table-cell office:value-type="float" office:value="5.82088" calcext:value-type="float">
            <text:p>5.820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6579333333333" calcext:value-type="float">
            <text:p>2.46579</text:p>
          </table:table-cell>
          <table:table-cell office:value-type="float" office:value="2.88118266666667" calcext:value-type="float">
            <text:p>2.88118</text:p>
          </table:table-cell>
          <table:table-cell office:value-type="float" office:value="7.6168" calcext:value-type="float">
            <text:p>7.61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8937733333333" calcext:value-type="float">
            <text:p>2.38938</text:p>
          </table:table-cell>
          <table:table-cell office:value-type="float" office:value="2.23046133333333" calcext:value-type="float">
            <text:p>2.23046</text:p>
          </table:table-cell>
          <table:table-cell office:value-type="float" office:value="3.894848" calcext:value-type="float">
            <text:p>3.894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6592" calcext:value-type="float">
            <text:p>2.33659</text:p>
          </table:table-cell>
          <table:table-cell office:value-type="float" office:value="2.23083866666667" calcext:value-type="float">
            <text:p>2.23084</text:p>
          </table:table-cell>
          <table:table-cell office:value-type="float" office:value="3.641008" calcext:value-type="float">
            <text:p>3.641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578" calcext:value-type="float">
            <text:p>2.33578</text:p>
          </table:table-cell>
          <table:table-cell office:value-type="float" office:value="2.37733866666667" calcext:value-type="float">
            <text:p>2.37734</text:p>
          </table:table-cell>
          <table:table-cell office:value-type="float" office:value="4.149088" calcext:value-type="float">
            <text:p>4.149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002933333333" calcext:value-type="float">
            <text:p>2.32003</text:p>
          </table:table-cell>
          <table:table-cell office:value-type="float" office:value="2.479776" calcext:value-type="float">
            <text:p>2.47978</text:p>
          </table:table-cell>
          <table:table-cell office:value-type="float" office:value="4.312096" calcext:value-type="float">
            <text:p>4.31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29066666667" calcext:value-type="float">
            <text:p>2.31929</text:p>
          </table:table-cell>
          <table:table-cell office:value-type="float" office:value="2.89878666666667" calcext:value-type="float">
            <text:p>2.89879</text:p>
          </table:table-cell>
          <table:table-cell office:value-type="float" office:value="6.628144" calcext:value-type="float">
            <text:p>6.628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163733333333" calcext:value-type="float">
            <text:p>2.27164</text:p>
          </table:table-cell>
          <table:table-cell office:value-type="float" office:value="2.50174933333333" calcext:value-type="float">
            <text:p>2.50175</text:p>
          </table:table-cell>
          <table:table-cell office:value-type="float" office:value="4.085472" calcext:value-type="float">
            <text:p>4.0854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88533333333" calcext:value-type="float">
            <text:p>2.15889</text:p>
          </table:table-cell>
          <table:table-cell office:value-type="float" office:value="2.34653466666667" calcext:value-type="float">
            <text:p>2.34653</text:p>
          </table:table-cell>
          <table:table-cell office:value-type="float" office:value="2.786816" calcext:value-type="float">
            <text:p>2.786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323066666667" calcext:value-type="float">
            <text:p>2.06323</text:p>
          </table:table-cell>
          <table:table-cell office:value-type="float" office:value="2.66495733333333" calcext:value-type="float">
            <text:p>2.66496</text:p>
          </table:table-cell>
          <table:table-cell office:value-type="float" office:value="3.577168" calcext:value-type="float">
            <text:p>3.577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1056666666667" calcext:value-type="float">
            <text:p>2.31057</text:p>
          </table:table-cell>
          <table:table-cell office:value-type="float" office:value="2.90383066666667" calcext:value-type="float">
            <text:p>2.90383</text:p>
          </table:table-cell>
          <table:table-cell office:value-type="float" office:value="6.516064" calcext:value-type="float">
            <text:p>6.5160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39147511111111" calcext:value-type="float">
            <text:p>2.39148</text:p>
          </table:table-cell>
          <table:table-cell table:formula="of:=AVERAGE([.BT46:.BT60])" office:value-type="float" office:value="2.3614456" calcext:value-type="float">
            <text:p>2.36145</text:p>
          </table:table-cell>
          <table:table-cell table:formula="of:=AVERAGE([.BU46:.BU60])" office:value-type="float" office:value="4.5423136" calcext:value-type="float">
            <text:p>4.54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9502666666667" calcext:value-type="float">
            <text:p>2.49503</text:p>
          </table:table-cell>
          <table:table-cell office:value-type="float" office:value="2.84537066666667" calcext:value-type="float">
            <text:p>2.84537</text:p>
          </table:table-cell>
          <table:table-cell office:value-type="float" office:value="7.554864" calcext:value-type="float">
            <text:p>7.5548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32065226666667" calcext:value-type="float">
            <text:p>2.32065</text:p>
          </table:table-cell>
          <table:table-cell table:formula="of:=AVERAGE([.BT46:.BT50])" office:value-type="float" office:value="2.67878106666667" calcext:value-type="float">
            <text:p>2.67878</text:p>
          </table:table-cell>
          <table:table-cell table:formula="of:=AVERAGE([.BU46:.BU50])" office:value-type="float" office:value="5.5461696" calcext:value-type="float">
            <text:p>5.546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036748" calcext:value-type="float">
            <text:p>2.03675</text:p>
          </table:table-cell>
          <table:table-cell office:value-type="float" office:value="2.665628" calcext:value-type="float">
            <text:p>2.66563</text:p>
          </table:table-cell>
          <table:table-cell office:value-type="float" office:value="3.462608" calcext:value-type="float">
            <text:p>3.462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16933333333" calcext:value-type="float">
            <text:p>2.22117</text:p>
          </table:table-cell>
          <table:table-cell office:value-type="float" office:value="2.53504266666667" calcext:value-type="float">
            <text:p>2.53504</text:p>
          </table:table-cell>
          <table:table-cell office:value-type="float" office:value="4.406592" calcext:value-type="float">
            <text:p>4.406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3975066666667" calcext:value-type="float">
            <text:p>2.53975</text:p>
          </table:table-cell>
          <table:table-cell office:value-type="float" office:value="2.44403333333333" calcext:value-type="float">
            <text:p>2.44403</text:p>
          </table:table-cell>
          <table:table-cell office:value-type="float" office:value="5.79072" calcext:value-type="float">
            <text:p>5.7907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18133333333" calcext:value-type="float">
            <text:p>2.26018</text:p>
          </table:table-cell>
          <table:table-cell office:value-type="float" office:value="2.422456" calcext:value-type="float">
            <text:p>2.42246</text:p>
          </table:table-cell>
          <table:table-cell office:value-type="float" office:value="4.126992" calcext:value-type="float">
            <text:p>4.126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4144666666667" calcext:value-type="float">
            <text:p>2.14145</text:p>
          </table:table-cell>
          <table:table-cell office:value-type="float" office:value="2.376304" calcext:value-type="float">
            <text:p>2.3763</text:p>
          </table:table-cell>
          <table:table-cell office:value-type="float" office:value="2.77248" calcext:value-type="float">
            <text:p>2.77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061333333333" calcext:value-type="float">
            <text:p>2.33061</text:p>
          </table:table-cell>
          <table:table-cell office:value-type="float" office:value="2.37236133333333" calcext:value-type="float">
            <text:p>2.37236</text:p>
          </table:table-cell>
          <table:table-cell office:value-type="float" office:value="4.194336" calcext:value-type="float">
            <text:p>4.194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3938266666667" calcext:value-type="float">
            <text:p>2.63938</text:p>
          </table:table-cell>
          <table:table-cell office:value-type="float" office:value="2.35376666666667" calcext:value-type="float">
            <text:p>2.35377</text:p>
          </table:table-cell>
          <table:table-cell office:value-type="float" office:value="6.19248" calcext:value-type="float">
            <text:p>6.19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156666666667" calcext:value-type="float">
            <text:p>2.33157</text:p>
          </table:table-cell>
          <table:table-cell office:value-type="float" office:value="2.27281333333333" calcext:value-type="float">
            <text:p>2.27281</text:p>
          </table:table-cell>
          <table:table-cell office:value-type="float" office:value="3.538384" calcext:value-type="float">
            <text:p>3.538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0281866666667" calcext:value-type="float">
            <text:p>2.40282</text:p>
          </table:table-cell>
          <table:table-cell office:value-type="float" office:value="2.22135466666667" calcext:value-type="float">
            <text:p>2.22135</text:p>
          </table:table-cell>
          <table:table-cell office:value-type="float" office:value="3.93448" calcext:value-type="float">
            <text:p>3.934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9635733333333" calcext:value-type="float">
            <text:p>2.49636</text:p>
          </table:table-cell>
          <table:table-cell office:value-type="float" office:value="2.13870666666667" calcext:value-type="float">
            <text:p>2.13871</text:p>
          </table:table-cell>
          <table:table-cell office:value-type="float" office:value="4.2888" calcext:value-type="float">
            <text:p>4.288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566266666667" calcext:value-type="float">
            <text:p>2.53566</text:p>
          </table:table-cell>
          <table:table-cell office:value-type="float" office:value="2.135272" calcext:value-type="float">
            <text:p>2.13527</text:p>
          </table:table-cell>
          <table:table-cell office:value-type="float" office:value="4.690576" calcext:value-type="float">
            <text:p>4.690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0970933333333" calcext:value-type="float">
            <text:p>2.60971</text:p>
          </table:table-cell>
          <table:table-cell office:value-type="float" office:value="2.062444" calcext:value-type="float">
            <text:p>2.06244</text:p>
          </table:table-cell>
          <table:table-cell office:value-type="float" office:value="4.545616" calcext:value-type="float">
            <text:p>4.545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2112666666667" calcext:value-type="float">
            <text:p>2.52113</text:p>
          </table:table-cell>
          <table:table-cell office:value-type="float" office:value="1.6723" calcext:value-type="float">
            <text:p>1.6723</text:p>
          </table:table-cell>
          <table:table-cell office:value-type="float" office:value="2.119712" calcext:value-type="float">
            <text:p>2.119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51:35.872591295</dc:date>
    <meta:document-statistic meta:table-count="2" meta:cell-count="9024" meta:object-count="0"/>
    <meta:generator>LibreOffice/4.2.8.2$Linux_X86_64 LibreOffice_project/420m0$Build-2</meta:generator>
  </office:meta>
</office:document-meta>
</file>